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dbd9" officeooo:paragraph-rsid="0000dbd9"/>
    </style:style>
    <style:style style:name="P2" style:family="paragraph" style:parent-style-name="Standard">
      <style:paragraph-properties fo:text-align="center" style:justify-single-word="false"/>
      <style:text-properties officeooo:rsid="0000dbd9" officeooo:paragraph-rsid="00037c65"/>
    </style:style>
    <style:style style:name="P3" style:family="paragraph" style:parent-style-name="Standard">
      <style:text-properties officeooo:rsid="00015416" officeooo:paragraph-rsid="00015416"/>
    </style:style>
    <style:style style:name="P4" style:family="paragraph" style:parent-style-name="Standard">
      <style:text-properties officeooo:rsid="0001c11a" officeooo:paragraph-rsid="0001c11a"/>
    </style:style>
    <style:style style:name="P5" style:family="paragraph" style:parent-style-name="Standard">
      <style:text-properties officeooo:rsid="00034a2d" officeooo:paragraph-rsid="00034a2d"/>
    </style:style>
    <style:style style:name="P6" style:family="paragraph" style:parent-style-name="Standard">
      <style:text-properties officeooo:rsid="00037c65" officeooo:paragraph-rsid="00037c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officeooo:rsid="00037c6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Referências</text:span></text:p>
      <text:p text:style-name="P1"><text:a xlink:type="simple" xlink:href="https://minutosaudavel.com.br/tudo-sobre-dengue-sintomas-o-que-e-tratamento-e-mais/" text:style-name="Internet_20_link" text:visited-style-name="Visited_20_Internet_20_Link"/></text:p>
      <text:p text:style-name="P1"><text:a xlink:type="simple" xlink:href="https://minutosaudavel.com.br/tudo-sobre-dengue-sintomas-o-que-e-tratamento-e-mais/" text:style-name="Internet_20_link" text:visited-style-name="Visited_20_Internet_20_Link">https://minutosaudavel.com.br/tudo-sobre-dengue-sintomas-o-que-e-tratamento-e-mais/</text:a></text:p>
      <text:p text:style-name="P1"><text:a xlink:type="simple" xlink:href="http://www.minhavida.com.br/saude/temas/dengue" text:style-name="Internet_20_link" text:visited-style-name="Visited_20_Internet_20_Link">http://www.minhavida.com.br/saude/temas/dengue</text:a></text:p>
      <text:p text:style-name="P1"><text:a xlink:type="simple" xlink:href="https://agencia.fiocruz.br/dengue-0" text:style-name="Internet_20_link" text:visited-style-name="Visited_20_Internet_20_Link">https://agencia.fiocruz.br/dengue-0</text:a></text:p>
      <text:p text:style-name="P1"><text:a xlink:type="simple" xlink:href="http://mosquito.saude.es.gov.br/aedes-aedypti" text:style-name="Internet_20_link" text:visited-style-name="Visited_20_Internet_20_Link">http://mosquito.saude.es.gov.br/aedes-aedypti</text:a></text:p>
      <text:p text:style-name="P3"><text:a xlink:type="simple" xlink:href="http://www.minhavida.com.br/saude/temas/gripe" text:style-name="Internet_20_link" text:visited-style-name="Visited_20_Internet_20_Link">http://www.minhavida.com.br/saude/temas/gripe</text:a></text:p>
      <text:p text:style-name="P3"><text:a xlink:type="simple" xlink:href="https://minutosaudavel.com.br/tudo-sobre-gripe-causas-sintomas-tratamento-remedios-prevencao-e-mais/" text:style-name="Internet_20_link" text:visited-style-name="Visited_20_Internet_20_Link">https://minutosaudavel.com.br/tudo-sobre-gripe-causas-sintomas-tratamento-remedios-prevencao-e-mais/</text:a></text:p>
      <text:p text:style-name="P3"><text:a xlink:type="simple" xlink:href="https://www.infoescola.com/doencas/gripe-comum/" text:style-name="Internet_20_link" text:visited-style-name="Visited_20_Internet_20_Link">https://www.infoescola.com/doencas/gripe-comum/</text:a></text:p>
      <text:p text:style-name="P4"><text:a xlink:type="simple" xlink:href="http://www.minhavida.com.br/saude/temas/febre-amarela" text:style-name="Internet_20_link" text:visited-style-name="Visited_20_Internet_20_Link">http://www.minhavida.com.br/saude/temas/febre-amarela</text:a></text:p>
      <text:p text:style-name="P4"><text:a xlink:type="simple" xlink:href="http://portalms.saude.gov.br/saude-de-a-z/febre-amarela-sintomas-transmissao-e-prevencao" text:style-name="Internet_20_link" text:visited-style-name="Visited_20_Internet_20_Link">http://portalms.saude.gov.br/saude-de-a-z/febre-amarela-sintomas-transmissao-e-prevencao</text:a></text:p>
      <text:p text:style-name="P4"><text:a xlink:type="simple" xlink:href="https://www.cartacapital.com.br/saude/Ha-risco-de-contagio-urbano-da-febre-amarela-Entenda" text:style-name="Internet_20_link" text:visited-style-name="Visited_20_Internet_20_Link">https://www.cartacapital.com.br/saude/Ha-risco-de-contagio-urbano-da-febre-amarela-Entenda</text:a></text:p>
      <text:p text:style-name="P5"><text:a xlink:type="simple" xlink:href="http://www.minhavida.com.br/saude/temas/aids" text:style-name="Internet_20_link" text:visited-style-name="Visited_20_Internet_20_Link">http://www.minhavida.com.br/saude/temas/aids</text:a></text:p>
      <text:p text:style-name="P5"><text:a xlink:type="simple" xlink:href="https://minutosaudavel.com.br/tudo-sobre-aids-hiv-sintomas-o-que-e-tratamento-e-mais/" text:style-name="Internet_20_link" text:visited-style-name="Visited_20_Internet_20_Link">https://minutosaudavel.com.br/tudo-sobre-aids-hiv-sintomas-o-que-e-tratamento-e-mais/</text:a></text:p>
      <text:p text:style-name="P5"><text:a xlink:type="simple" xlink:href="http://www.gazetadopovo.com.br/viver-bem/saude-e-bem-estar/aids-ou-hiv-diferencas-sinais-e-sintomas-da-doenca/" text:style-name="Internet_20_link" text:visited-style-name="Visited_20_Internet_20_Link">http://www.gazetadopovo.com.br/viver-bem/saude-e-bem-estar/aids-ou-hiv-diferencas-sinais-e-sintomas-da-doenca/</text:a></text:p>
      <text:p text:style-name="P5"><text:a xlink:type="simple" xlink:href="https://www.tuasaude.com/aids/" text:style-name="Internet_20_link" text:visited-style-name="Visited_20_Internet_20_Link">https://www.tuasaude.com/aids/</text:a></text:p>
      <text:p text:style-name="P6"><text:a xlink:type="simple" xlink:href="https://minutosaudavel.com.br/o-que-e-raiva-tratamento-transmissao-prevencao-e-vacina/" text:style-name="Internet_20_link" text:visited-style-name="Visited_20_Internet_20_Link">https://minutosaudavel.com.br/o-que-e-raiva-tratamento-transmissao-prevencao-e-vacina/</text:a></text:p>
      <text:p text:style-name="P6"><text:a xlink:type="simple" xlink:href="http://www.minhavida.com.br/saude/temas/raiva" text:style-name="Internet_20_link" text:visited-style-name="Visited_20_Internet_20_Link">http://www.minhavida.com.br/saude/temas/raiva</text:a></text:p>
      <text:p text:style-name="P6"><text:a xlink:type="simple" xlink:href="http://conteudo.sobiologia.com.br/conteudos/Seresvivos/Ciencias/biovirus4.php" text:style-name="Internet_20_link" text:visited-style-name="Visited_20_Internet_20_Link">http://conteudo.sobiologia.com.br/conteudos/Seresvivos/Ciencias/biovirus4.php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23S</meta:editing-duration>
    <meta:editing-cycles>3</meta:editing-cycles>
    <meta:generator>LibreOffice/5.2.7.2$Windows_x86 LibreOffice_project/2b7f1e640c46ceb28adf43ee075a6e8b8439ed10</meta:generator>
    <dc:date>2018-03-11T19:56:55.410000000</dc:date>
    <meta:document-statistic meta:table-count="0" meta:image-count="0" meta:object-count="0" meta:page-count="1" meta:paragraph-count="18" meta:word-count="18" meta:character-count="1120" meta:non-whitespace-character-count="1120"/>
    <meta:user-defined meta:name="Info 1"/>
    <meta:user-defined meta:name="Info 2"/>
    <meta:user-defined meta:name="Info 3"/>
    <meta:user-defined meta:name="Info 4"/>
  </office:meta>
</office:document-meta>
</file>